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FieldTest_special_3.test_speci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ringFieldTest_special_3.test_special_browsecompati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ringFieldTest_special_3.test_special_browsec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